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worker</text:p>
          </table:table-cell>
          <table:table-cell office:value-type="string" calcext:value-type="string">
            <text:p>clien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ndresponsetime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ndreponsetimeupper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recresponsetime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responsetimeupper</text:p>
          </table:table-cell>
          <table:table-cell office:value-type="string" calcext:value-type="string">
            <text:p>+-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845.38890703685" calcext:value-type="float">
            <text:p>1845.3889070369</text:p>
          </table:table-cell>
          <table:table-cell office:value-type="float" office:value="146.730683746" calcext:value-type="float">
            <text:p>146.730683746</text:p>
          </table:table-cell>
          <table:table-cell office:value-type="float" office:value="40.7798727636955" calcext:value-type="float">
            <text:p>40.7798727637</text:p>
          </table:table-cell>
          <table:table-cell office:value-type="float" office:value="2.820392203" calcext:value-type="float">
            <text:p>2.820392203</text:p>
          </table:table-cell>
          <table:table-cell office:value-type="float" office:value="313.482075801483" calcext:value-type="float">
            <text:p>313.4820758015</text:p>
          </table:table-cell>
          <table:table-cell office:value-type="float" office:value="130.766809485" calcext:value-type="float">
            <text:p>130.766809485</text:p>
          </table:table-cell>
          <table:table-cell office:value-type="float" office:value="25.8385920566549" calcext:value-type="float">
            <text:p>25.8385920567</text:p>
          </table:table-cell>
          <table:table-cell office:value-type="float" office:value="1.17582353167" calcext:value-type="float">
            <text:p>1.1758235317</text:p>
          </table:table-cell>
          <table:table-cell office:value-type="float" office:value="245.947271283874" calcext:value-type="float">
            <text:p>245.9472712839</text:p>
          </table:table-cell>
          <table:table-cell office:value-type="float" office:value="60.4798101213" calcext:value-type="float">
            <text:p>60.4798101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7.25425721913" calcext:value-type="float">
            <text:p>1507.2542572191</text:p>
          </table:table-cell>
          <table:table-cell office:value-type="float" office:value="252.964549713" calcext:value-type="float">
            <text:p>252.964549713</text:p>
          </table:table-cell>
          <table:table-cell office:value-type="float" office:value="66.6891414341464" calcext:value-type="float">
            <text:p>66.6891414341</text:p>
          </table:table-cell>
          <table:table-cell office:value-type="float" office:value="7.37994603816" calcext:value-type="float">
            <text:p>7.3799460382</text:p>
          </table:table-cell>
          <table:table-cell office:value-type="float" office:value="465.944275580196" calcext:value-type="float">
            <text:p>465.9442755802</text:p>
          </table:table-cell>
          <table:table-cell office:value-type="float" office:value="200.597938457" calcext:value-type="float">
            <text:p>200.597938457</text:p>
          </table:table-cell>
          <table:table-cell office:value-type="float" office:value="57.9714653151984" calcext:value-type="float">
            <text:p>57.9714653152</text:p>
          </table:table-cell>
          <table:table-cell office:value-type="float" office:value="16.6878857876" calcext:value-type="float">
            <text:p>16.6878857876</text:p>
          </table:table-cell>
          <table:table-cell office:value-type="float" office:value="347.428424902667" calcext:value-type="float">
            <text:p>347.4284249027</text:p>
          </table:table-cell>
          <table:table-cell office:value-type="float" office:value="40.8403922483" calcext:value-type="float">
            <text:p>40.840392248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977.237679320898" calcext:value-type="float">
            <text:p>977.2376793209</text:p>
          </table:table-cell>
          <table:table-cell office:value-type="float" office:value="46.4319088554" calcext:value-type="float">
            <text:p>46.4319088554</text:p>
          </table:table-cell>
          <table:table-cell office:value-type="float" office:value="116.969127175723" calcext:value-type="float">
            <text:p>116.9691271757</text:p>
          </table:table-cell>
          <table:table-cell office:value-type="float" office:value="2.19505062326" calcext:value-type="float">
            <text:p>2.1950506233</text:p>
          </table:table-cell>
          <table:table-cell office:value-type="float" office:value="620.572236840437" calcext:value-type="float">
            <text:p>620.5722368404</text:p>
          </table:table-cell>
          <table:table-cell office:value-type="float" office:value="49.8541007293" calcext:value-type="float">
            <text:p>49.8541007293</text:p>
          </table:table-cell>
          <table:table-cell office:value-type="float" office:value="132.564274717956" calcext:value-type="float">
            <text:p>132.564274718</text:p>
          </table:table-cell>
          <table:table-cell office:value-type="float" office:value="3.52450504429" calcext:value-type="float">
            <text:p>3.5245050443</text:p>
          </table:table-cell>
          <table:table-cell office:value-type="float" office:value="610.667397063565" calcext:value-type="float">
            <text:p>610.6673970636</text:p>
          </table:table-cell>
          <table:table-cell office:value-type="float" office:value="126.018278128" calcext:value-type="float">
            <text:p>126.0182781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ameter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ndresponsetime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ndreponsetimeupper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recresponsetime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responsetimeupper</text:p>
          </table:table-cell>
          <table:table-cell office:value-type="string" calcext:value-type="string">
            <text:p>+-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849.97281638537" calcext:value-type="float">
            <text:p>1849.9728163854</text:p>
          </table:table-cell>
          <table:table-cell office:value-type="float" office:value="78.0951301104" calcext:value-type="float">
            <text:p>78.0951301104</text:p>
          </table:table-cell>
          <table:table-cell office:value-type="float" office:value="41.3061726820487" calcext:value-type="float">
            <text:p>41.306172682</text:p>
          </table:table-cell>
          <table:table-cell office:value-type="float" office:value="2.23043207539" calcext:value-type="float">
            <text:p>2.2304320754</text:p>
          </table:table-cell>
          <table:table-cell office:value-type="float" office:value="314.400364304222" calcext:value-type="float">
            <text:p>314.4003643042</text:p>
          </table:table-cell>
          <table:table-cell office:value-type="float" office:value="91.043386772" calcext:value-type="float">
            <text:p>91.043386772</text:p>
          </table:table-cell>
          <table:table-cell office:value-type="float" office:value="25.2462012798057" calcext:value-type="float">
            <text:p>25.2462012798</text:p>
          </table:table-cell>
          <table:table-cell office:value-type="float" office:value="0.906663406588" calcext:value-type="float">
            <text:p>0.9066634066</text:p>
          </table:table-cell>
          <table:table-cell office:value-type="float" office:value="239.68940032492" calcext:value-type="float">
            <text:p>239.6894003249</text:p>
          </table:table-cell>
          <table:table-cell office:value-type="float" office:value="63.8489474994" calcext:value-type="float">
            <text:p>63.8489474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91.06632089648" calcext:value-type="float">
            <text:p>1591.0663208965</text:p>
          </table:table-cell>
          <table:table-cell office:value-type="float" office:value="117.036265087" calcext:value-type="float">
            <text:p>117.036265087</text:p>
          </table:table-cell>
          <table:table-cell office:value-type="float" office:value="62.0443372271312" calcext:value-type="float">
            <text:p>62.0443372271</text:p>
          </table:table-cell>
          <table:table-cell office:value-type="float" office:value="1.17579686968" calcext:value-type="float">
            <text:p>1.1757968697</text:p>
          </table:table-cell>
          <table:table-cell office:value-type="float" office:value="464.950094785331" calcext:value-type="float">
            <text:p>464.9500947853</text:p>
          </table:table-cell>
          <table:table-cell office:value-type="float" office:value="34.1140402259" calcext:value-type="float">
            <text:p>34.1140402259</text:p>
          </table:table-cell>
          <table:table-cell office:value-type="float" office:value="52.5383421050448" calcext:value-type="float">
            <text:p>52.538342105</text:p>
          </table:table-cell>
          <table:table-cell office:value-type="float" office:value="9.67408975332" calcext:value-type="float">
            <text:p>9.6740897533</text:p>
          </table:table-cell>
          <table:table-cell office:value-type="float" office:value="358.036008992206" calcext:value-type="float">
            <text:p>358.0360089922</text:p>
          </table:table-cell>
          <table:table-cell office:value-type="float" office:value="59.9147649183" calcext:value-type="float">
            <text:p>59.914764918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041.70408960236" calcext:value-type="float">
            <text:p>1041.7040896024</text:p>
          </table:table-cell>
          <table:table-cell office:value-type="float" office:value="17.0525782757" calcext:value-type="float">
            <text:p>17.0525782757</text:p>
          </table:table-cell>
          <table:table-cell office:value-type="float" office:value="97.5429972658175" calcext:value-type="float">
            <text:p>97.5429972658</text:p>
          </table:table-cell>
          <table:table-cell office:value-type="float" office:value="3.26674525737" calcext:value-type="float">
            <text:p>3.2667452574</text:p>
          </table:table-cell>
          <table:table-cell office:value-type="float" office:value="738.779185053819" calcext:value-type="float">
            <text:p>738.7791850538</text:p>
          </table:table-cell>
          <table:table-cell office:value-type="float" office:value="143.58126951" calcext:value-type="float">
            <text:p>143.58126951</text:p>
          </table:table-cell>
          <table:table-cell office:value-type="float" office:value="115.243176412697" calcext:value-type="float">
            <text:p>115.2431764127</text:p>
          </table:table-cell>
          <table:table-cell office:value-type="float" office:value="4.61075999947" calcext:value-type="float">
            <text:p>4.6107599995</text:p>
          </table:table-cell>
          <table:table-cell office:value-type="float" office:value="583.67435207941" calcext:value-type="float">
            <text:p>583.6743520794</text:p>
          </table:table-cell>
          <table:table-cell office:value-type="float" office:value="54.9825707712" calcext:value-type="float">
            <text:p>54.98257077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840.69912765555" calcext:value-type="float">
            <text:p>1840.6991276556</text:p>
          </table:table-cell>
          <table:table-cell office:value-type="float" office:value="204.036191967" calcext:value-type="float">
            <text:p>204.036191967</text:p>
          </table:table-cell>
          <table:table-cell office:value-type="float" office:value="41.5449606018151" calcext:value-type="float">
            <text:p>41.5449606018</text:p>
          </table:table-cell>
          <table:table-cell office:value-type="float" office:value="1.55528544762" calcext:value-type="float">
            <text:p>1.5552854476</text:p>
          </table:table-cell>
          <table:table-cell office:value-type="float" office:value="304.26802045893" calcext:value-type="float">
            <text:p>304.2680204589</text:p>
          </table:table-cell>
          <table:table-cell office:value-type="float" office:value="92.6085309882" calcext:value-type="float">
            <text:p>92.6085309882</text:p>
          </table:table-cell>
          <table:table-cell office:value-type="float" office:value="25.0426802745069" calcext:value-type="float">
            <text:p>25.0426802745</text:p>
          </table:table-cell>
          <table:table-cell office:value-type="float" office:value="0.134284425606" calcext:value-type="float">
            <text:p>0.1342844256</text:p>
          </table:table-cell>
          <table:table-cell office:value-type="float" office:value="211.00559495435" calcext:value-type="float">
            <text:p>211.0055949544</text:p>
          </table:table-cell>
          <table:table-cell office:value-type="float" office:value="46.5776880375" calcext:value-type="float">
            <text:p>46.57768803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31.05100146374" calcext:value-type="float">
            <text:p>1531.0510014637</text:p>
          </table:table-cell>
          <table:table-cell office:value-type="float" office:value="306.625089832" calcext:value-type="float">
            <text:p>306.625089832</text:p>
          </table:table-cell>
          <table:table-cell office:value-type="float" office:value="56.5666700426481" calcext:value-type="float">
            <text:p>56.5666700426</text:p>
          </table:table-cell>
          <table:table-cell office:value-type="float" office:value="1.64269904352" calcext:value-type="float">
            <text:p>1.6426990435</text:p>
          </table:table-cell>
          <table:table-cell office:value-type="float" office:value="390.824157322827" calcext:value-type="float">
            <text:p>390.8241573228</text:p>
          </table:table-cell>
          <table:table-cell office:value-type="float" office:value="35.9882699551" calcext:value-type="float">
            <text:p>35.9882699551</text:p>
          </table:table-cell>
          <table:table-cell office:value-type="float" office:value="63.4965153514868" calcext:value-type="float">
            <text:p>63.4965153515</text:p>
          </table:table-cell>
          <table:table-cell office:value-type="float" office:value="10.9317538242" calcext:value-type="float">
            <text:p>10.9317538242</text:p>
          </table:table-cell>
          <table:table-cell office:value-type="float" office:value="405.062040146655" calcext:value-type="float">
            <text:p>405.0620401467</text:p>
          </table:table-cell>
          <table:table-cell office:value-type="float" office:value="103.697017164" calcext:value-type="float">
            <text:p>103.697017164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021.80292577194" calcext:value-type="float">
            <text:p>1021.8029257719</text:p>
          </table:table-cell>
          <table:table-cell office:value-type="float" office:value="64.7197135099" calcext:value-type="float">
            <text:p>64.7197135099</text:p>
          </table:table-cell>
          <table:table-cell office:value-type="float" office:value="91.628923894833" calcext:value-type="float">
            <text:p>91.6289238948</text:p>
          </table:table-cell>
          <table:table-cell office:value-type="float" office:value="4.71539091559" calcext:value-type="float">
            <text:p>4.7153909156</text:p>
          </table:table-cell>
          <table:table-cell office:value-type="float" office:value="1272.13693306573" calcext:value-type="float">
            <text:p>1272.1369330657</text:p>
          </table:table-cell>
          <table:table-cell office:value-type="float" office:value="932.595936715" calcext:value-type="float">
            <text:p>932.595936715</text:p>
          </table:table-cell>
          <table:table-cell office:value-type="float" office:value="121.224878055593" calcext:value-type="float">
            <text:p>121.2248780556</text:p>
          </table:table-cell>
          <table:table-cell office:value-type="float" office:value="3.91092593292" calcext:value-type="float">
            <text:p>3.9109259329</text:p>
          </table:table-cell>
          <table:table-cell office:value-type="float" office:value="723.075585095696" calcext:value-type="float">
            <text:p>723.0755850957</text:p>
          </table:table-cell>
          <table:table-cell office:value-type="float" office:value="204.118445205" calcext:value-type="float">
            <text:p>204.118445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08:00.694991993</meta:creation-date>
    <dc:date>2015-11-03T13:09:43.654538265</dc:date>
    <meta:editing-duration>PT1M43S</meta:editing-duration>
    <meta:editing-cycles>1</meta:editing-cycles>
    <meta:document-statistic meta:table-count="1" meta:cell-count="126" meta:object-count="0"/>
    <meta:generator>LibreOffice/5.0.2.2$Linux_X86_64 LibreOffice_project/00m0$Build-2</meta:generator>
  </office:meta>
</office:document-meta>
</file>